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ot" svg:stroke-width="0.053cm" draw:marker-start-width="0.279cm" draw:marker-end-width="0.279cm" draw:fill="none" draw:textarea-horizontal-align="justify" draw:textarea-vertical-align="middle" draw:auto-grow-height="false" fo:min-height="12.715cm" fo:min-width="24.213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0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top" draw:auto-grow-height="false" fo:min-height="8.64cm" fo:min-width="10.295cm"/>
      <style:paragraph-properties style:writing-mode="lr-tb"/>
    </style:style>
    <style:style style:name="gr4" style:family="graphic" style:parent-style-name="standard">
      <style:graphic-properties draw:fill-color="#f6f9d4" draw:textarea-horizontal-align="justify" draw:textarea-vertical-align="top" draw:auto-grow-height="false" fo:min-height="4.374cm" fo:min-width="2.869cm"/>
      <style:paragraph-properties style:writing-mode="lr-tb"/>
    </style:style>
    <style:style style:name="gr5" style:family="graphic" style:parent-style-name="objectwithoutfill">
      <style:graphic-properties svg:stroke-width="0.159cm" svg:stroke-color="#ff8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4.193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Bitstream Vera Sans Mono1" fo:font-size="16pt" style:font-size-asian="16pt" style:font-size-complex="16pt"/>
    </style:style>
    <style:style style:name="P2" style:family="paragraph">
      <loext:graphic-properties draw:fill="none" draw:fill-color="#ffffff"/>
      <style:paragraph-properties style:writing-mode="lr-tb"/>
      <style:text-properties style:font-name="Bitstream Vera Sans Mono1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 style:writing-mode="lr-tb"/>
      <style:text-properties style:font-name="Bitstream Vera Sans Mono1" fo:font-size="22pt" fo:font-weight="bold" style:font-size-asian="22pt" style:font-size-complex="22pt"/>
    </style:style>
    <style:style style:name="P4" style:family="paragraph">
      <loext:graphic-properties draw:fill-color="#b4c7dc"/>
      <style:paragraph-properties fo:text-align="center" style:writing-mode="lr-tb"/>
      <style:text-properties style:font-name="Bitstream Vera Sans Mono1" fo:font-size="20pt" fo:font-weight="bold" style:font-size-asian="20pt" style:font-size-complex="20pt"/>
    </style:style>
    <style:style style:name="P5" style:family="paragraph">
      <style:paragraph-properties fo:text-align="center" style:writing-mode="lr-tb"/>
      <style:text-properties style:font-name="Bitstream Vera Sans Mono1" fo:font-size="24pt" fo:font-weight="bold" style:font-size-asian="24pt" style:font-size-complex="24pt"/>
    </style:style>
    <style:style style:name="P6" style:family="paragraph">
      <loext:graphic-properties draw:fill-color="#f6f9d4"/>
      <style:paragraph-properties fo:text-align="center" style:writing-mode="lr-tb"/>
      <style:text-properties style:font-name="Bitstream Vera Sans Mono1" fo:font-size="24pt" fo:font-weight="bold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style:font-name="Bitstream Vera Sans Mono1" fo:font-size="22pt" fo:font-weight="bold" style:font-size-asian="22pt" style:font-size-complex="22pt"/>
    </style:style>
    <style:style style:name="P9" style:family="paragraph">
      <loext:graphic-properties draw:fill="none" draw:fill-color="#ffffff"/>
      <style:paragraph-properties style:writing-mode="lr-tb"/>
      <style:text-properties style:font-name="Bitstream Vera Sans Mono1" fo:font-size="22pt" fo:font-weight="bold" style:font-size-asian="22pt" style:font-size-complex="22pt"/>
    </style:style>
    <style:style style:name="T1" style:family="text">
      <style:text-properties style:font-name="Bitstream Vera Sans Mono1"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Bitstream Vera Sans Mono1" fo:font-size="20pt" fo:font-weight="bold" style:font-size-asian="20pt" style:font-size-complex="20pt"/>
    </style:style>
    <style:style style:name="T3" style:family="text">
      <style:text-properties style:font-name="Bitstream Vera Sans Mono1"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765cm" svg:height="13.017cm" svg:x="1.317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445cm" svg:height="1.588cm" svg:x="11.477cm" svg:y="2.587cm">
          <draw:text-box>
            <text:p><text:span text:style-name="T1">Cluster</text:span></text:p>
          </draw:text-box>
        </draw:frame>
        <draw:custom-shape draw:style-name="gr3" draw:text-style-name="P4" draw:layer="layout" svg:width="10.795cm" svg:height="8.89cm" svg:x="2.587cm" svg:y="5.445cm">
          <text:p text:style-name="P3"><text:span text:style-name="T2">Node 1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6" draw:layer="layout" svg:width="4.763cm" svg:height="6.538cm" svg:x="2.904cm" svg:y="6.715cm">
            <text:p text:style-name="P5"><text:span text:style-name="T3">Executor</text:span></text:p>
            <text:p text:style-name="P5"><text:span text:style-name="T3">(jvm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5" draw:text-style-name="P7" draw:layer="layout" svg:width="0.57cm" svg:height="2.921cm" svg:x="3.285cm" svg:y="9.479cm" svg:viewBox="0 0 571 2922" svg:d="M9 107c279-529-219 1087 106 987 1113-337-450 1192 456 1384l-228 444h18">
              <text:p/>
            </draw:path>
            <draw:path draw:style-name="gr5" draw:text-style-name="P7" draw:layer="layout" svg:width="0.652cm" svg:height="3.197cm" svg:x="6.714cm" svg:y="9.201cm" svg:viewBox="0 0 653 3198" svg:d="M11 117c318-579-252 1189 120 1081 1273-370-514 1305 522 1514l-261 486h20">
              <text:p/>
            </draw:path>
            <draw:frame draw:style-name="gr6" draw:text-style-name="P9" draw:layer="layout" svg:width="4.693cm" svg:height="2.821cm" svg:x="3.898cm" svg:y="10.561cm">
              <draw:text-box>
                <text:p text:style-name="P8">Tasks</text:p>
                <text:p text:style-name="P8">(threads)</text:p>
              </draw:text-box>
            </draw:frame>
          </draw:g>
        </draw:g>
        <draw:custom-shape draw:style-name="gr3" draw:text-style-name="P4" draw:layer="layout" svg:width="10.795cm" svg:height="8.89cm" svg:x="14.97cm" svg:y="5.445cm">
          <text:p text:style-name="P3"><text:span text:style-name="T2">Node 2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6" draw:layer="layout" svg:width="4.763cm" svg:height="6.538cm" svg:x="8.33cm" svg:y="6.715cm">
            <text:p text:style-name="P5"><text:span text:style-name="T3">Executor</text:span></text:p>
            <text:p text:style-name="P5"><text:span text:style-name="T3">(jvm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5" draw:text-style-name="P7" draw:layer="layout" svg:width="0.57cm" svg:height="2.921cm" svg:x="8.711cm" svg:y="9.479cm" svg:viewBox="0 0 571 2922" svg:d="M9 107c279-529-219 1087 106 987 1113-337-450 1192 456 1384l-228 444h18">
              <text:p/>
            </draw:path>
            <draw:path draw:style-name="gr5" draw:text-style-name="P7" draw:layer="layout" svg:width="0.652cm" svg:height="3.197cm" svg:x="12.14cm" svg:y="9.201cm" svg:viewBox="0 0 653 3198" svg:d="M11 117c318-579-252 1189 120 1081 1273-370-514 1305 522 1514l-261 486h20">
              <text:p/>
            </draw:path>
            <draw:frame draw:style-name="gr6" draw:text-style-name="P9" draw:layer="layout" svg:width="4.693cm" svg:height="2.821cm" svg:x="9.324cm" svg:y="10.561cm">
              <draw:text-box>
                <text:p text:style-name="P8">Tasks</text:p>
                <text:p text:style-name="P8">(threads)</text:p>
              </draw:text-box>
            </draw:frame>
          </draw:g>
        </draw:g>
        <draw:g>
          <draw:custom-shape draw:style-name="gr4" draw:text-style-name="P6" draw:layer="layout" svg:width="4.763cm" svg:height="6.538cm" svg:x="14.998cm" svg:y="6.398cm">
            <text:p text:style-name="P5"><text:span text:style-name="T3">Executor</text:span></text:p>
            <text:p text:style-name="P5"><text:span text:style-name="T3">(jvm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5" draw:text-style-name="P7" draw:layer="layout" svg:width="0.57cm" svg:height="2.921cm" svg:x="15.379cm" svg:y="9.162cm" svg:viewBox="0 0 571 2922" svg:d="M9 107c279-529-219 1087 106 987 1113-337-450 1192 456 1384l-228 444h18">
              <text:p/>
            </draw:path>
            <draw:path draw:style-name="gr5" draw:text-style-name="P7" draw:layer="layout" svg:width="0.652cm" svg:height="3.197cm" svg:x="18.808cm" svg:y="8.884cm" svg:viewBox="0 0 653 3198" svg:d="M11 117c318-579-252 1189 120 1081 1273-370-514 1305 522 1514l-261 486h20">
              <text:p/>
            </draw:path>
            <draw:frame draw:style-name="gr6" draw:text-style-name="P9" draw:layer="layout" svg:width="4.693cm" svg:height="2.821cm" svg:x="15.992cm" svg:y="10.244cm">
              <draw:text-box>
                <text:p text:style-name="P8">Tasks</text:p>
                <text:p text:style-name="P8">(threads)</text:p>
              </draw:text-box>
            </draw:frame>
          </draw:g>
        </draw:g>
        <draw:g>
          <draw:custom-shape draw:style-name="gr4" draw:text-style-name="P6" draw:layer="layout" svg:width="4.763cm" svg:height="6.538cm" svg:x="20.078cm" svg:y="6.398cm">
            <text:p text:style-name="P5"><text:span text:style-name="T3">Executor</text:span></text:p>
            <text:p text:style-name="P5"><text:span text:style-name="T3">(jvm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5" draw:text-style-name="P7" draw:layer="layout" svg:width="0.57cm" svg:height="2.921cm" svg:x="20.459cm" svg:y="9.162cm" svg:viewBox="0 0 571 2922" svg:d="M9 107c279-529-219 1087 106 987 1113-337-450 1192 456 1384l-228 444h18">
              <text:p/>
            </draw:path>
            <draw:path draw:style-name="gr5" draw:text-style-name="P7" draw:layer="layout" svg:width="0.652cm" svg:height="3.197cm" svg:x="23.888cm" svg:y="8.884cm" svg:viewBox="0 0 653 3198" svg:d="M11 117c318-579-252 1189 120 1081 1273-370-514 1305 522 1514l-261 486h20">
              <text:p/>
            </draw:path>
            <draw:frame draw:style-name="gr6" draw:text-style-name="P9" draw:layer="layout" svg:width="4.693cm" svg:height="2.821cm" svg:x="21.072cm" svg:y="10.244cm">
              <draw:text-box>
                <text:p text:style-name="P8">Tasks</text:p>
                <text:p text:style-name="P8">(threads)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1T16:06:17.961124694</meta:creation-date>
    <dc:date>2021-03-22T16:44:08.366672530</dc:date>
    <meta:editing-duration>PT2M29S</meta:editing-duration>
    <meta:editing-cycles>3</meta:editing-cycles>
    <meta:generator>LibreOffice/7.0.3.1$Linux_X86_64 LibreOffice_project/00$Build-1</meta:generator>
    <meta:document-statistic meta:object-count="28"/>
  </office:meta>
</office:document-meta>
</file>